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2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84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954cm" svg:height="1.9cm" svg:x="5.048cm" svg:y="4.0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54cm" svg:height="1.9cm" svg:x="3.547cm" svg:y="4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cm" svg:height="1cm" svg:x="3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5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0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54cm" svg:height="1.9cm" svg:x="2.01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cm" svg:height="1cm" svg:x="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6cm" svg:y1="2cm" svg:x2="2.5cm" svg:y2="3.2cm">
          <text:p/>
        </draw:line>
        <draw:line draw:style-name="gr5" draw:text-style-name="P2" draw:layer="layout" svg:x1="4cm" svg:y1="2.2cm" svg:x2="4cm" svg:y2="3.2cm">
          <text:p/>
        </draw:line>
        <draw:line draw:style-name="gr5" draw:text-style-name="P2" draw:layer="layout" svg:x1="4.4cm" svg:y1="2cm" svg:x2="5.5cm" svg:y2="3.2cm">
          <text:p/>
        </draw:line>
        <draw:frame draw:style-name="gr6" draw:text-style-name="P4" draw:layer="layout" svg:width="0.714cm" svg:height="0.962cm" svg:x="2.7cm" svg:y="1.2cm">
          <draw:text-box>
            <text:p text:style-name="P3"><text:span text:style-name="T1">r</text:span></text:p>
          </draw:text-box>
        </draw:frame>
        <draw:frame draw:style-name="gr6" draw:text-style-name="P5" draw:layer="layout" svg:width="11.475cm" svg:height="3.806cm" svg:x="7.9cm" svg:y="1.194cm">
          <draw:text-box>
            <text:p>Height(<text:span text:style-name="T2">r</text:span>)</text:p>
            <text:p><text:s text:c="4"/>height &lt;- 1</text:p>
            <text:p><text:s text:c="4"/>for all children <text:span text:style-name="T1">c</text:span> of <text:span text:style-name="T1">r</text:span>:</text:p>
            <text:p><text:s text:c="8"/>height &lt;- max(height, 1+height(<text:span text:style-name="T1">c</text:span>))</text:p>
            <text:p><text:s text:c="4"/>return heigh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8T12:31:10.238000000</meta:creation-date>
    <dc:date>2021-11-18T12:38:23.828000000</dc:date>
    <meta:editing-duration>PT7M13S</meta:editing-duration>
    <meta:editing-cycles>3</meta:editing-cycles>
    <meta:generator>LibreOffice/5.4.3.2$Windows_X86_64 LibreOffice_project/92a7159f7e4af62137622921e809f8546db437e5</meta:generator>
    <meta:document-statistic meta:object-count="12"/>
  </office:meta>
</office:document-meta>
</file>